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EINTEMILLA MOZOMBITE, JARVE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EINTEMILLA MOZOMBITE, JARVE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12265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21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484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84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8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1:51:2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